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Courier New'" style:font-family-generic="modern"/>
    <style:font-face style:name="Calibri" svg:font-family="Calibri"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officeooo:paragraph-rsid="0006fb90"/>
    </style:style>
    <style:style style:name="P2"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officeooo:paragraph-rsid="0007f1f4"/>
    </style:style>
    <style:style style:name="P3"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officeooo:paragraph-rsid="00077456"/>
    </style:style>
    <style:style style:name="P4"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officeooo:paragraph-rsid="000847f0"/>
    </style:style>
    <style:style style:name="P5"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ab-stops>
          <style:tab-stop style:position="1.3228in"/>
        </style:tab-stops>
      </style:paragraph-properties>
      <style:text-properties officeooo:paragraph-rsid="000847f0"/>
    </style:style>
    <style:style style:name="P6"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officeooo:paragraph-rsid="000847f0"/>
    </style:style>
    <style:style style:name="P7"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officeooo:paragraph-rsid="000bdeeb"/>
    </style:style>
    <style:style style:name="P8"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ab-stops>
          <style:tab-stop style:position="1.3228in"/>
        </style:tab-stops>
      </style:paragraph-properties>
      <style:text-properties style:font-name="Calibri" fo:font-size="11pt" officeooo:paragraph-rsid="000847f0" style:font-size-asian="11pt" style:font-size-complex="11pt"/>
    </style:style>
    <style:style style:name="P9"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 fo:font-size="11pt" officeooo:paragraph-rsid="000847f0" style:font-size-asian="11pt" style:font-size-complex="11pt"/>
    </style:style>
    <style:style style:name="P10"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font-name="Calibri" fo:font-size="11pt" officeooo:paragraph-rsid="000847f0" style:font-size-asian="11pt" style:font-size-complex="11pt"/>
    </style:style>
    <style:style style:name="P11"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ab-stops>
          <style:tab-stop style:position="1.3228in"/>
        </style:tab-stops>
      </style:paragraph-properties>
      <style:text-properties style:font-name="Calibri" fo:font-size="11pt" fo:language="la" fo:country="none" officeooo:paragraph-rsid="000847f0" style:font-size-asian="11pt" style:font-name-complex="Times New Roman" style:font-size-complex="11pt"/>
    </style:style>
    <style:style style:name="P12"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font-name="Calibri" fo:font-size="11pt" fo:language="la" fo:country="none" officeooo:paragraph-rsid="000847f0" style:font-size-asian="11pt" style:font-name-complex="Times New Roman" style:font-size-complex="11pt"/>
    </style:style>
    <style:style style:name="P13"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ab-stops>
          <style:tab-stop style:position="1.3228in"/>
        </style:tab-stops>
      </style:paragraph-properties>
      <style:text-properties fo:color="#ff0000" style:font-name="Calibri" fo:font-size="11pt" fo:language="la" fo:country="none" officeooo:paragraph-rsid="000847f0" fo:background-color="#ffffff" style:font-size-asian="11pt" style:font-name-complex="Times New Roman" style:font-size-complex="11pt"/>
    </style:style>
    <style:style style:name="P14"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077456" fo:background-color="transparent" style:font-size-asian="11pt" style:font-name-complex="Times New Roman" style:font-size-complex="11pt"/>
    </style:style>
    <style:style style:name="P15"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0fe589" fo:background-color="transparent" style:font-size-asian="11pt" style:font-name-complex="Times New Roman" style:font-size-complex="11pt"/>
    </style:style>
    <style:style style:name="P16"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100b0f" fo:background-color="transparent" style:font-size-asian="11pt" style:font-name-complex="Times New Roman" style:font-size-complex="11pt"/>
    </style:style>
    <style:style style:name="P17"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102fc6" fo:background-color="transparent" style:font-size-asian="11pt" style:font-name-complex="Times New Roman" style:font-size-complex="11pt"/>
    </style:style>
    <style:style style:name="P18"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121a5a" fo:background-color="transparent" style:font-size-asian="11pt" style:font-name-complex="Times New Roman" style:font-size-complex="11pt"/>
    </style:style>
    <style:style style:name="P19"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use-window-font-color="true" style:font-name="Calibri" fo:font-size="11pt" fo:language="la" fo:country="none" officeooo:rsid="002ff51a" officeooo:paragraph-rsid="000847f0" fo:background-color="transparent" style:font-size-asian="11pt" style:font-name-complex="Times New Roman" style:font-size-complex="11pt"/>
    </style:style>
    <style:style style:name="P20"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ab0411" officeooo:paragraph-rsid="000fe589" fo:background-color="#ffffff" style:font-size-asian="11pt" style:font-name-complex="Times New Roman" style:font-size-complex="11pt"/>
    </style:style>
    <style:style style:name="P21" style:family="paragraph" style:parent-style-name="Preformatted_20_Text">
      <style:paragraph-properties fo:margin-left="0in" fo:margin-right="0in" fo:margin-top="0.0201in" fo:margin-bottom="0.0201in" loext:contextual-spacing="false" fo:line-height="100%" fo:text-align="justify" style:justify-single-word="false" fo:text-indent="0in" style:auto-text-indent="true"/>
      <style:text-properties officeooo:paragraph-rsid="000847f0"/>
    </style:style>
    <style:style style:name="P22" style:family="paragraph" style:parent-style-name="Preformatted_20_Text">
      <style:paragraph-properties fo:margin-left="0in" fo:margin-right="0in" fo:margin-top="0.0201in" fo:margin-bottom="0.0201in" loext:contextual-spacing="false" fo:line-height="100%" fo:text-align="justify" style:justify-single-word="false" fo:text-indent="0in" style:auto-text-indent="true"/>
      <style:text-properties style:font-name="Calibri" fo:font-size="11pt" fo:language="la" fo:country="none" officeooo:paragraph-rsid="000847f0" style:font-size-asian="11pt" style:font-name-complex="Times New Roman" style:font-size-complex="11pt"/>
    </style:style>
    <style:style style:name="P23" style:family="paragraph" style:parent-style-name="Preformatted_20_Text">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Calibri" fo:font-size="11pt" fo:language="la" fo:country="none" officeooo:rsid="002ff51a" officeooo:paragraph-rsid="00077456" fo:background-color="transparent" style:font-size-asian="11pt" style:font-name-complex="Times New Roman" style:font-size-complex="11pt" loext:padding="0in" loext:border="none"/>
    </style:style>
    <style:style style:name="P24" style:family="paragraph" style:parent-style-name="Preformatted_20_Text">
      <style:paragraph-properties fo:margin-left="0in" fo:margin-right="0in" fo:margin-top="0.0201in" fo:margin-bottom="0.0201in" loext:contextual-spacing="false" fo:line-height="100%" fo:text-align="justify" style:justify-single-word="false" fo:text-indent="0in" style:auto-text-indent="true"/>
      <style:text-properties style:use-window-font-color="true" style:font-name="DejaVu Sans Mono" fo:font-size="10pt" fo:language="la" fo:country="none" officeooo:rsid="002ff51a" officeooo:paragraph-rsid="00077456" fo:background-color="transparent" style:font-size-asian="11pt" style:font-name-complex="Times New Roman" style:font-size-complex="11pt" loext:padding="0in" loext:border="none"/>
    </style:style>
    <style:style style:name="P25" style:family="paragraph" style:parent-style-name="Text_20_body_20__28_user_29_">
      <style:paragraph-properties fo:margin-left="0in" fo:margin-right="0in" fo:margin-top="0.0201in" fo:margin-bottom="0.0201in" loext:contextual-spacing="false" fo:line-height="100%" fo:text-align="justify" style:justify-single-word="false" fo:text-indent="0in" style:auto-text-indent="true" style:text-autospace="none"/>
      <style:text-properties style:use-window-font-color="true" style:font-name="Calibri" fo:font-size="11pt" fo:language="la" fo:country="none" officeooo:rsid="002ff51a" officeooo:paragraph-rsid="0017c4df" fo:background-color="transparent" style:font-size-asian="11pt" style:font-name-complex="Times New Roman" style:font-size-complex="11pt"/>
    </style:style>
    <style:style style:name="P26" style:family="paragraph" style:parent-style-name="Preformatted_20_Text">
      <style:paragraph-properties fo:margin-top="0in" fo:margin-bottom="0in" loext:contextual-spacing="false" fo:padding="0in" fo:border="none"/>
      <style:text-properties loext:padding="0in" loext:border="none"/>
    </style:style>
    <style:style style:name="P27" style:family="paragraph" style:parent-style-name="Preformatted_20_Text">
      <style:paragraph-properties fo:margin-top="0in" fo:margin-bottom="0in" loext:contextual-spacing="false" fo:padding="0in" fo:border="none"/>
      <style:text-properties style:font-name="DejaVu Sans Mono" fo:font-size="10pt" loext:padding="0in" loext:border="none"/>
    </style:style>
    <style:style style:name="P28"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use-window-font-color="true" style:font-name="Calibri" fo:font-size="11pt" fo:language="la" fo:country="none" officeooo:rsid="002ff51a" officeooo:paragraph-rsid="00192263" fo:background-color="transparent" style:font-size-asian="11pt" style:font-name-complex="Times New Roman" style:font-size-complex="11pt"/>
    </style:style>
    <style:style style:name="P29" style:family="paragraph" style:parent-style-name="Standard">
      <style:paragraph-properties fo:margin-left="0in" fo:margin-right="0in" fo:margin-top="0.0201in" fo:margin-bottom="0.0201in" loext:contextual-spacing="false" fo:line-height="100%" fo:text-align="justify" style:justify-single-word="false" fo:text-indent="0in" style:auto-text-indent="true" style:text-autospace="none"/>
      <style:text-properties style:use-window-font-color="true" style:font-name="Calibri" fo:font-size="11pt" fo:language="la" fo:country="none" officeooo:rsid="012ae54f" officeooo:paragraph-rsid="001a40c4" fo:background-color="transparent" style:font-size-asian="11pt" style:font-name-complex="Times New Roman" style:font-size-complex="11pt"/>
    </style:style>
    <style:style style:name="T1" style:family="text">
      <style:text-properties style:font-name="Calibri" fo:font-size="11pt" fo:language="la" fo:country="none" fo:background-color="#fff200" loext:char-shading-value="0" style:font-size-asian="11pt" style:font-name-complex="Times New Roman" style:font-size-complex="11pt"/>
    </style:style>
    <style:style style:name="T2" style:family="text">
      <style:text-properties style:font-name="Calibri" fo:font-size="11pt" fo:language="la" fo:country="none" officeooo:rsid="002ec37a" fo:background-color="#fff200" loext:char-shading-value="0" style:font-size-asian="11pt" style:font-name-complex="Times New Roman" style:font-size-complex="11pt"/>
    </style:style>
    <style:style style:name="T3" style:family="text">
      <style:text-properties style:font-name="Calibri" fo:font-size="11pt" fo:language="la" fo:country="none" officeooo:rsid="00130409" fo:background-color="#fff200" loext:char-shading-value="0" style:font-size-asian="11pt" style:font-name-complex="Times New Roman" style:font-size-complex="11pt"/>
    </style:style>
    <style:style style:name="T4" style:family="text">
      <style:text-properties style:font-name="Calibri" fo:font-size="11pt" fo:language="la" fo:country="none" officeooo:rsid="0037da55" fo:background-color="#fff200" loext:char-shading-value="0" style:font-size-asian="11pt" style:font-name-complex="Times New Roman" style:font-size-complex="11pt"/>
    </style:style>
    <style:style style:name="T5" style:family="text">
      <style:text-properties style:font-name="Calibri" fo:font-size="11pt" fo:language="la" fo:country="none" officeooo:rsid="00484d8f" fo:background-color="#fff200" loext:char-shading-value="0" style:font-size-asian="11pt" style:font-name-complex="Times New Roman" style:font-size-complex="11pt"/>
    </style:style>
    <style:style style:name="T6" style:family="text">
      <style:text-properties style:font-name="Calibri" fo:font-size="11pt" fo:language="la" fo:country="none" style:font-size-asian="11pt" style:font-name-complex="Times New Roman" style:font-size-complex="11pt"/>
    </style:style>
    <style:style style:name="T7" style:family="text">
      <style:text-properties style:font-name="Calibri" fo:font-size="11pt" fo:language="la" fo:country="none" style:font-size-asian="11pt" style:font-name-complex="Times New Roman" style:font-size-complex="11pt" style:font-weight-complex="bold"/>
    </style:style>
    <style:style style:name="T8" style:family="text">
      <style:text-properties style:font-name="Calibri" fo:font-size="11pt" fo:language="la" fo:country="none" fo:background-color="#ffff00" loext:char-shading-value="0" style:font-size-asian="11pt" style:font-name-complex="Times New Roman" style:font-size-complex="11pt"/>
    </style:style>
    <style:style style:name="T9" style:family="text">
      <style:text-properties style:font-name="Calibri" fo:font-size="11pt" fo:language="la" fo:country="none" fo:background-color="#fcfcfc" loext:char-shading-value="0" style:font-size-asian="11pt" style:font-name-complex="Times New Roman" style:font-size-complex="11pt"/>
    </style:style>
    <style:style style:name="T10" style:family="text">
      <style:text-properties style:font-name="Calibri" fo:font-size="11pt" fo:language="la" fo:country="none" fo:background-color="#ffffff" loext:char-shading-value="0" style:font-size-asian="11pt" style:font-name-complex="Times New Roman" style:font-size-complex="11pt"/>
    </style:style>
    <style:style style:name="T11" style:family="text">
      <style:text-properties style:font-name="Calibri" fo:font-size="11pt" fo:language="la" fo:country="none" fo:font-style="italic" fo:background-color="#ffffff" loext:char-shading-value="0" style:font-size-asian="11pt" style:font-style-asian="italic" style:font-name-complex="Times New Roman" style:font-size-complex="11pt" style:font-style-complex="italic"/>
    </style:style>
    <style:style style:name="T12" style:family="text">
      <style:text-properties style:font-name="Calibri" fo:font-size="11pt" fo:language="en" fo:country="US" style:font-size-asian="11pt" style:font-name-complex="Times New Roman" style:font-size-complex="11pt"/>
    </style:style>
    <style:style style:name="T13" style:family="text">
      <style:text-properties style:font-name="Calibri" fo:font-size="11pt" fo:language="en" fo:country="US" style:font-size-asian="11pt" style:font-size-complex="11pt"/>
    </style:style>
    <style:style style:name="T14" style:family="text">
      <style:text-properties style:font-name="Calibri" fo:font-size="11pt" fo:language="en" fo:country="US" fo:background-color="#ffffff" loext:char-shading-value="0" style:font-size-asian="11pt" style:font-name-complex="Times New Roman" style:font-size-complex="11pt"/>
    </style:style>
    <style:style style:name="T15" style:family="text">
      <style:text-properties style:font-name="Calibri" fo:font-size="11pt" style:font-size-asian="11pt" style:font-name-complex="Times New Roman" style:font-size-complex="11pt"/>
    </style:style>
    <style:style style:name="T16" style:family="text">
      <style:text-properties style:font-name="Calibri" fo:font-size="11pt" fo:letter-spacing="0.0016in" fo:language="la" fo:country="none" style:font-size-asian="11pt" style:font-name-complex="Times New Roman" style:font-size-complex="11pt" style:font-weight-complex="bold"/>
    </style:style>
    <style:style style:name="T17" style:family="text">
      <style:text-properties style:font-name="Calibri" fo:font-size="11pt" fo:letter-spacing="0.0016in" fo:language="en" fo:country="GB" style:font-size-asian="11pt" style:font-name-complex="Times New Roman" style:font-size-complex="11pt" style:font-weight-complex="bold"/>
    </style:style>
    <style:style style:name="T18" style:family="text">
      <style:text-properties style:font-name="Calibri" fo:font-size="11pt" fo:letter-spacing="0.0028in" fo:language="en" fo:country="GB" fo:background-color="#fcfcfc" loext:char-shading-value="0" style:font-size-asian="11pt" style:font-name-complex="Times New Roman" style:font-size-complex="11pt" style:font-weight-complex="bold"/>
    </style:style>
    <style:style style:name="T19" style:family="text">
      <style:text-properties style:font-name="Calibri" fo:font-size="11pt" fo:language="en" fo:country="GB" style:font-size-asian="11pt" style:font-name-complex="Times New Roman" style:font-size-complex="11pt" style:font-weight-complex="bold"/>
    </style:style>
    <style:style style:name="T20" style:family="text">
      <style:text-properties style:font-name="Calibri" fo:font-size="11pt" fo:language="en" fo:country="GB" fo:font-weight="bold" style:font-size-asian="11pt" style:font-weight-asian="bold" style:font-name-complex="Times New Roman" style:font-size-complex="11pt" style:font-weight-complex="bold"/>
    </style:style>
    <style:style style:name="T21" style:family="text">
      <style:text-properties style:use-window-font-color="true" style:font-name="Calibri" fo:font-size="11pt" fo:language="la" fo:country="none" officeooo:rsid="0088a083" fo:background-color="transparent" loext:char-shading-value="0" style:font-size-asian="11pt" style:font-name-complex="Times New Roman" style:font-size-complex="11pt"/>
    </style:style>
    <style:style style:name="T22" style:family="text">
      <style:text-properties style:use-window-font-color="true" style:font-name="Calibri" fo:font-size="11pt" fo:language="la" fo:country="none" officeooo:rsid="00315464" fo:background-color="transparent" loext:char-shading-value="0" style:font-size-asian="11pt" style:font-name-complex="Times New Roman" style:font-size-complex="11pt"/>
    </style:style>
    <style:style style:name="T23" style:family="text">
      <style:text-properties style:use-window-font-color="true" style:font-name="Calibri" fo:font-size="11pt" fo:language="la" fo:country="none" officeooo:rsid="002ff51a" fo:background-color="transparent" loext:char-shading-value="0" style:font-size-asian="11pt" style:font-name-complex="Times New Roman" style:font-size-complex="11pt"/>
    </style:style>
    <style:style style:name="T24" style:family="text">
      <style:text-properties style:use-window-font-color="true" style:font-name="Calibri" fo:font-size="11pt" fo:language="la" fo:country="none" officeooo:rsid="0032ac31" fo:background-color="transparent" loext:char-shading-value="0" style:font-size-asian="11pt" style:font-name-complex="Times New Roman" style:font-size-complex="11pt"/>
    </style:style>
    <style:style style:name="T25" style:family="text">
      <style:text-properties style:use-window-font-color="true" style:font-name="Calibri" fo:font-size="11pt" fo:language="la" fo:country="none" officeooo:rsid="000bdeeb" fo:background-color="transparent" loext:char-shading-value="0" style:font-size-asian="11pt" style:font-name-complex="Times New Roman" style:font-size-complex="11pt"/>
    </style:style>
    <style:style style:name="T26" style:family="text">
      <style:text-properties style:use-window-font-color="true" style:font-name="Calibri" fo:font-size="11pt" fo:language="la" fo:country="none" officeooo:rsid="003c6cde" style:font-size-asian="11pt" style:font-name-complex="Times New Roman" style:font-size-complex="11pt"/>
    </style:style>
    <style:style style:name="T27" style:family="text">
      <style:text-properties style:use-window-font-color="true" style:font-name="Calibri" fo:font-size="11pt" fo:language="la" fo:country="none" officeooo:rsid="0096a4d7" style:font-size-asian="11pt" style:font-name-complex="Times New Roman" style:font-size-complex="11pt"/>
    </style:style>
    <style:style style:name="T28" style:family="text">
      <style:text-properties style:use-window-font-color="true" style:font-name="Calibri" fo:font-size="11pt" fo:language="la" fo:country="none" officeooo:rsid="003ccd2e" style:font-size-asian="11pt" style:font-name-complex="Times New Roman" style:font-size-complex="11pt"/>
    </style:style>
    <style:style style:name="T29" style:family="text">
      <style:text-properties style:use-window-font-color="true" fo:language="la" fo:country="none" officeooo:rsid="002ff51a" fo:background-color="transparent" loext:char-shading-value="0" style:font-name-complex="Times New Roman"/>
    </style:style>
    <style:style style:name="T30" style:family="text">
      <style:text-properties style:use-window-font-color="true" fo:language="la" fo:country="none" officeooo:rsid="002ff51a" fo:background-color="transparent" loext:char-shading-value="0" style:font-name-complex="Times New Roman" style:font-style-complex="italic"/>
    </style:style>
    <style:style style:name="T31" style:family="text">
      <style:text-properties style:use-window-font-color="true" fo:language="la" fo:country="none" officeooo:rsid="002ff51a" fo:background-color="transparent" loext:char-shading-value="0" style:font-name-complex="Times New Roman" style:font-weight-complex="bold"/>
    </style:style>
    <style:style style:name="T32" style:family="text">
      <style:text-properties style:use-window-font-color="true" fo:language="la" fo:country="none" fo:font-style="italic" officeooo:rsid="002ff51a" fo:background-color="transparent" loext:char-shading-value="0" style:font-style-asian="italic" style:font-name-complex="Times New Roman" style:font-style-complex="italic"/>
    </style:style>
    <style:style style:name="T33" style:family="text">
      <style:text-properties style:use-window-font-color="true" fo:language="la" fo:country="none" fo:font-style="italic" officeooo:rsid="002ff51a" fo:background-color="transparent" loext:char-shading-value="0" style:font-style-asian="italic" style:font-name-complex="Times New Roman"/>
    </style:style>
    <style:style style:name="T34" style:family="text">
      <style:text-properties fo:language="la" fo:country="none" style:font-name-complex="Times New Roman"/>
    </style:style>
    <style:style style:name="T35" style:family="text">
      <style:text-properties fo:language="la" fo:country="none" style:font-name-complex="Times New Roman" style:font-style-complex="italic"/>
    </style:style>
    <style:style style:name="T36" style:family="text">
      <style:text-properties fo:language="la" fo:country="none" style:font-name-complex="Times New Roman" style:font-weight-complex="bold"/>
    </style:style>
    <style:style style:name="T37" style:family="text">
      <style:text-properties fo:language="la" fo:country="none" fo:font-style="italic" style:font-style-asian="italic" style:font-name-complex="Times New Roman"/>
    </style:style>
    <style:style style:name="T38" style:family="text">
      <style:text-properties fo:language="la" fo:country="none" fo:font-style="italic" style:font-style-asian="italic" style:font-name-complex="Times New Roman" style:font-style-complex="italic"/>
    </style:style>
    <style:style style:name="T39" style:family="text">
      <style:text-properties fo:language="la" fo:country="none" fo:font-style="italic" style:font-style-asian="italic" style:font-name-complex="Times New Roman" style:font-weight-complex="bold"/>
    </style:style>
    <style:style style:name="T40" style:family="text">
      <style:text-properties fo:language="la" fo:country="none" fo:background-color="#ffffff" loext:char-shading-value="0" style:font-name-complex="Times New Roman"/>
    </style:style>
    <style:style style:name="T41" style:family="text">
      <style:text-properties fo:language="la" fo:country="none" fo:background-color="#ffffff" loext:char-shading-value="0" style:font-name-complex="Times New Roman" style:font-style-complex="italic"/>
    </style:style>
    <style:style style:name="T42" style:family="text">
      <style:text-properties fo:language="la" fo:country="none" fo:background-color="#ffffff" loext:char-shading-value="0" style:font-name-complex="Times New Roman" style:font-weight-complex="bold"/>
    </style:style>
    <style:style style:name="T43" style:family="text">
      <style:text-properties fo:language="la" fo:country="none" fo:background-color="#ffffff" loext:char-shading-value="0" style:language-asian="zxx" style:country-asian="none" style:font-name-complex="Times New Roman" style:language-complex="zxx" style:country-complex="none"/>
    </style:style>
    <style:style style:name="T44" style:family="text">
      <style:text-properties fo:language="la" fo:country="none" style:language-asian="pl" style:country-asian="PL" style:font-name-complex="Times New Roman"/>
    </style:style>
    <style:style style:name="T45" style:family="text">
      <style:text-properties fo:color="#000000" style:font-name="Calibri" fo:font-size="11pt" fo:language="la" fo:country="none" style:text-underline-style="none" style:font-size-asian="11pt" style:font-name-complex="Times New Roman" style:font-size-complex="11pt"/>
    </style:style>
    <style:style style:name="T46" style:family="text">
      <style:text-properties fo:color="#000000" style:font-name="Calibri" fo:font-size="11pt" fo:language="la" fo:country="none" style:text-underline-style="none" style:font-size-asian="11pt" style:language-asian="zh" style:country-asian="CN" style:font-name-complex="Times New Roman" style:font-size-complex="11pt" style:language-complex="ar" style:country-complex="SA"/>
    </style:style>
    <style:style style:name="T47" style:family="text">
      <style:text-properties fo:color="#000000" style:font-name="Calibri" fo:font-size="11pt" fo:language="la" fo:country="none" style:text-underline-style="none" fo:background-color="#fcfcfc" loext:char-shading-value="0" style:font-size-asian="11pt" style:language-asian="zh" style:country-asian="CN" style:font-name-complex="Times New Roman" style:font-size-complex="11pt" style:language-complex="ar" style:country-complex="SA"/>
    </style:style>
    <style:style style:name="T48" style:family="text">
      <style:text-properties fo:color="#000000" style:font-name="Calibri" fo:font-size="11pt" fo:language="la" fo:country="none" style:text-underline-style="none" fo:background-color="#ffffff" loext:char-shading-value="0" style:font-size-asian="11pt" style:font-name-complex="Times New Roman" style:font-size-complex="11pt"/>
    </style:style>
    <style:style style:name="T49" style:family="text">
      <style:text-properties fo:color="#000000" style:font-name="Calibri" fo:font-size="11pt" fo:language="la" fo:country="none" fo:background-color="#ffffff" loext:char-shading-value="0" style:font-size-asian="11pt" style:font-name-complex="Times New Roman" style:font-size-complex="11pt"/>
    </style:style>
    <style:style style:name="T50" style:family="text">
      <style:text-properties fo:color="#000000" style:font-name="Calibri" fo:font-size="11pt" fo:language="la" fo:country="none" fo:font-style="italic" fo:background-color="#ffffff" loext:char-shading-value="0" style:font-size-asian="11pt" style:font-style-asian="italic" style:font-name-complex="Times New Roman" style:font-size-complex="11pt" style:font-style-complex="italic"/>
    </style:style>
    <style:style style:name="T51" style:family="text">
      <style:text-properties fo:color="#000000" style:font-name="Calibri" fo:font-size="11pt" style:text-underline-style="none" style:font-size-asian="11pt" style:font-name-complex="Times New Roman" style:font-size-complex="11pt"/>
    </style:style>
    <style:style style:name="T52" style:family="text">
      <style:text-properties fo:color="#000000" style:font-name="Calibri" fo:font-size="11pt" style:text-underline-style="none" fo:background-color="#ffffff" loext:char-shading-value="0" style:font-size-asian="11pt" style:font-name-complex="Times New Roman" style:font-size-complex="11pt"/>
    </style:style>
    <style:style style:name="T53" style:family="text">
      <style:text-properties fo:color="#000000" style:font-name="Calibri" fo:font-size="11pt" fo:language="en" fo:country="GB" fo:font-style="italic" fo:background-color="#ffffff" loext:char-shading-value="0" style:font-size-asian="11pt" style:font-style-asian="italic" style:font-name-complex="Times New Roman" style:font-size-complex="11pt" style:font-style-complex="italic"/>
    </style:style>
    <style:style style:name="T54" style:family="text">
      <style:text-properties fo:language="en" fo:country="US" style:font-name-complex="Times New Roman"/>
    </style:style>
    <style:style style:name="T55" style:family="text">
      <style:text-properties fo:language="en" fo:country="GB" style:font-name-complex="Times New Roman"/>
    </style:style>
    <style:style style:name="T56" style:family="text">
      <style:text-properties style:font-name-complex="Times New Roman"/>
    </style:style>
    <style:style style:name="T57" style:family="text">
      <style:text-properties fo:font-style="italic"/>
    </style:style>
    <style:style style:name="T58" style:family="text">
      <style:text-properties fo:font-weight="bold" officeooo:rsid="0015fac4" fo:background-color="#ffffff" loext:char-shading-value="0" style:font-weight-asian="bold" style:font-weight-complex="bold"/>
    </style:style>
    <style:style style:name="T59" style:family="text">
      <style:text-properties fo:font-weight="bold" fo:background-color="#fff200" loext:char-shading-value="0" style:font-weight-asian="bold" style:font-weight-complex="bold"/>
    </style:style>
    <style:style style:name="T60" style:family="text">
      <style:text-properties officeooo:rsid="00bf214e" fo:background-color="#ffff00" loext:char-shading-value="0"/>
    </style:style>
    <style:style style:name="T61" style:family="text">
      <style:text-properties officeooo:rsid="00bf214e" fo:background-color="#ffffff" loext:char-shading-value="0"/>
    </style:style>
    <style:style style:name="T62" style:family="text">
      <style:text-properties officeooo:rsid="00bd4247" fo:background-color="#ffffff" loext:char-shading-value="0"/>
    </style:style>
    <style:style style:name="T63" style:family="text">
      <style:text-properties officeooo:rsid="00bed2c6" fo:background-color="#ffffff" loext:char-shading-value="0"/>
    </style:style>
    <style:style style:name="T64" style:family="text">
      <style:text-properties officeooo:rsid="00bbe060" fo:background-color="#ffffff" loext:char-shading-value="0"/>
    </style:style>
    <style:style style:name="T65" style:family="text">
      <style:text-properties officeooo:rsid="00baf529" fo:background-color="#ffffff" loext:char-shading-value="0"/>
    </style:style>
    <style:style style:name="T66" style:family="text">
      <style:text-properties officeooo:rsid="0086f426" fo:background-color="#ffffff" loext:char-shading-value="0"/>
    </style:style>
    <style:style style:name="T67" style:family="text">
      <style:text-properties officeooo:rsid="007c1608" fo:background-color="#ffffff" loext:char-shading-value="0"/>
    </style:style>
    <style:style style:name="T68" style:family="text">
      <style:text-properties officeooo:rsid="00ab0411" fo:background-color="#ffffff" loext:char-shading-value="0"/>
    </style:style>
    <style:style style:name="T69" style:family="text">
      <style:text-properties fo:font-weight="normal" fo:background-color="#fff200" loext:char-shading-value="0" style:font-weight-asian="normal" style:font-weight-complex="normal"/>
    </style:style>
    <style:style style:name="T70" style:family="text">
      <style:text-properties fo:font-weight="normal" officeooo:rsid="00bf5da3" fo:background-color="#fff200" loext:char-shading-value="0" style:font-weight-asian="normal" style:font-weight-complex="normal"/>
    </style:style>
    <style:style style:name="T71" style:family="text">
      <style:text-properties fo:font-weight="normal" officeooo:rsid="007b6b54" fo:background-color="#fff200" loext:char-shading-value="0" style:font-weight-asian="normal" style:font-weight-complex="normal"/>
    </style:style>
    <style:style style:name="T72" style:family="text">
      <style:text-properties fo:font-weight="normal" officeooo:rsid="007a3e95" fo:background-color="#fff200" loext:char-shading-value="0" style:font-weight-asian="normal" style:font-weight-complex="normal"/>
    </style:style>
    <style:style style:name="T73" style:family="text">
      <style:text-properties fo:font-weight="normal" officeooo:rsid="00af5119" fo:background-color="#fff200" loext:char-shading-value="0" style:font-weight-asian="normal" style:font-weight-complex="normal"/>
    </style:style>
    <style:style style:name="T74" style:family="text">
      <style:text-properties officeooo:rsid="006bb8a4"/>
    </style:style>
    <style:style style:name="T75" style:family="text">
      <style:text-properties officeooo:rsid="002a9821"/>
    </style:style>
    <style:style style:name="T76" style:family="text">
      <style:text-properties officeooo:rsid="00497b04"/>
    </style:style>
    <style:style style:name="T77" style:family="text">
      <style:text-properties fo:font-variant="normal" fo:text-transform="none" style:text-position="0% 100%" fo:font-style="normal" style:text-underline-style="none" fo:font-weight="normal" officeooo:rsid="003c6cde"/>
    </style:style>
    <style:style style:name="T78" style:family="text">
      <style:text-properties style:font-name="DejaVu Sans Mono" fo:font-size="10pt"/>
    </style:style>
    <style:style style:name="T79" style:family="text">
      <style:text-properties style:font-name="DejaVu Sans Mono" fo:font-size="10pt" fo:font-weight="bold" style:font-weight-asian="bold" style:font-weight-complex="bold"/>
    </style:style>
    <style:style style:name="T80" style:family="text">
      <style:text-properties fo:background-color="#fff200" loext:char-shading-value="0" style:language-asian="zh" style:country-asian="CN" style:font-weight-complex="bold"/>
    </style:style>
    <style:style style:name="T81" style:family="text">
      <style:text-properties style:language-asian="zh" style:country-asian="CN" style:font-weight-complex="bold"/>
    </style:style>
    <style:style style:name="T82" style:family="text">
      <style:text-properties fo:language="pl" fo:country="PL" style:language-asian="zh" style:country-asian="CN" style:font-weight-complex="bold"/>
    </style:style>
    <style:style style:name="T83" style:family="text">
      <style:text-properties fo:color="#ce181e" officeooo:rsid="0066387a" style:language-asian="zh" style:country-asian="CN" style:font-weight-complex="bold"/>
    </style:style>
    <style:style style:name="T84" style:family="text">
      <style:text-properties fo:color="#ce181e" officeooo:rsid="002bc628" style:language-asian="zh" style:country-asian="CN"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From a standpoint</text:span><text:span text:style-name="T3"> </text:span><text:span text:style-name="T4">of insect </text:span><text:span text:style-name="T2">conservation </text:span><text:span text:style-name="T3">r</text:span><text:span text:style-name="T1">ozwój przemysłu wydobywczego </text:span><text:span text:style-name="T3">może </text:span><text:span text:style-name="T5">zarówno </text:span><text:span text:style-name="T3">pozytywnie </text:span><text:span text:style-name="T5">jak i</text:span><text:span text:style-name="T3"> negatywnie wpływać </text:span><text:span text:style-name="T1">na krajobraz oraz pełnione przez niego funkcje (Chuman 2015). </text:span><text:span text:style-name="T6">Wydobycie prowadzi do natychmiastowej lub stopniowej utraty biotopów, co obok fragmentacji, inwazji i zmian klimatycznych, uznano za kluczowy czynnik napędzający procesy wymierania gatunków (Gröning 2006). Z drugiej jednak strony, działalność wydobywcza przyczynia się do </text:span><text:span text:style-name="T8">powstania wyjątkowych ekosystemów</text:span><text:span text:style-name="T6">, stanowiących mozaikę mikrosiedlisk o ekstremalnie różnych warunkach abiotycznych. Te </text:span><text:span text:style-name="T8">wczesnosukcesyjne siedliska są często kolonizowane przez wiele grup gatunkó</text:span><field:fieldmark-start text:name="__Fieldmark__8168_711775450" field:type="vnd.oasis.opendocument.field.UNHANDLED"><field:param field:name="vnd.oasis.opendocument.field.code" field:value=" LISTNUM "/><field:param field:name="vnd.oasis.opendocument.field.id" field:value="90"/></field:fieldmark-start><field:fieldmark-end/><text:span text:style-name="T8">w, w tym zagrożone oraz rzadko notowane w wielu regionach</text:span><text:span text:style-name="T6"> (Twerd et al. 2019). Stąd też w literaturze znaleźć można wiele dowodów na wartość konserwatorską obiektów powydobywczych jako siedlisk dla roślin (Czylok and Szymczyk, 2009), pszczół i innych żądłówek (Krauss et al. 2009; Twerd et al. 2019 a,b), motyli (Lenda et al. 2012) chrząszczy (Brändle et al. 2000; Lönnberg and Jonsell 2012), ważek (Harabis, 2016; Tichanek and Tropek, 2015), prostoskrzydłych (Tropek et al. 2010), mrówek (Dekoninck et al. 2010) oraz pajęczaków (Tropek and Konvicka, 2008; Tropek et al. 2010; De Smedt and Van de Poel, 2017). </text:span></text:p>
      <text:p text:style-name="P2"><text:span text:style-name="T26">“There is evidence for progressive narrowing of </text:span><text:span text:style-name="T27">n</text:span><text:span text:style-name="T26">iches through succession for the host ranges of sap-feeding insects (Brown and Southwood, 1987; Edwards-Jones and Brown, 1993), and for pollination; both the flower pollination syndrome and the insect visitors became more specialised (Parrish and Bazzaz, 1979). For this reason, mature communities should be more characteristic of a region or soil type than young communitie</text:span><text:span text:style-name="T28">s </text:span><text:reference-mark-start text:name="ZOTERO_ITEM CSL_CITATION {&quot;citationID&quot;:&quot;QFRzKU0c&quot;,&quot;properties&quot;:{&quot;formattedCitation&quot;:&quot;(Parrish and Bazzaz, 1979)&quot;,&quot;plainCitation&quot;:&quot;(Parrish and Bazzaz, 1979)&quot;,&quot;noteIndex&quot;:0},&quot;citationItems&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schema&quot;:&quot;https://github.com/citation-style-language/schema/raw/master/csl-citation.json&quot;} RNDYpP4z5gvSY"/><text:span text:style-name="T28">(Parrish and Bazzaz, 1979)</text:span><text:reference-mark-end text:name="ZOTERO_ITEM CSL_CITATION {&quot;citationID&quot;:&quot;QFRzKU0c&quot;,&quot;properties&quot;:{&quot;formattedCitation&quot;:&quot;(Parrish and Bazzaz, 1979)&quot;,&quot;plainCitation&quot;:&quot;(Parrish and Bazzaz, 1979)&quot;,&quot;noteIndex&quot;:0},&quot;citationItems&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schema&quot;:&quot;https://github.com/citation-style-language/schema/raw/master/csl-citation.json&quot;} RNDYpP4z5gvSY"/><text:span text:style-name="T26">. </text:span></text:p>
      <text:p text:style-name="P2"><text:span text:style-name="T26">Within both pollinator groups, the response to vegetation succession was associated with species traits </text:span><text:reference-mark-start text:name="ZOTERO_ITEM CSL_CITATION {&quot;citationID&quot;:&quot;74CfTmkr&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Xgjh5ixjwT"/><text:span text:style-name="T26">(Alanen et al., 2011)</text:span><text:reference-mark-end text:name="ZOTERO_ITEM CSL_CITATION {&quot;citationID&quot;:&quot;74CfTmkr&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Xgjh5ixjwT"/><text:span text:style-name="T26">.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text:span></text:p>
      <text:p text:style-name="P3"><text:span text:style-name="T21">I</text:span><text:span text:style-name="T22">ni</text:span><text:span text:style-name="T23">t</text:span><text:span text:style-name="T22">ial sites after cultivation might be species poor, </text:span><text:span text:style-name="T24">increasing with time</text:span><text:span text:style-name="T22"> with more generalist</text:span><text:span text:style-name="T24">s</text:span><text:span text:style-name="T23">. </text:span></text:p>
      <text:p text:style-name="P17"><text:s/><text:span text:style-name="T74">In quarries beetles (“most were present at xerothermes subject to intermediate or long-term succession”) and orthopterans and wasps and bees </text:span><text:reference-mark-start text:name="ZOTERO_ITEM CSL_CITATION {&quot;citationID&quot;:&quot;H0KqGO4a&quot;,&quot;properties&quot;:{&quot;formattedCitation&quot;:&quot;(Heneberg et al., 2016, 2013; Tropek et al., 2010)&quot;,&quot;plainCitation&quot;:&quot;(Heneberg et al., 2016, 2013; Tropek et al., 2010)&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QeSPLGHDVG"/><text:span text:style-name="T74">(Heneberg et al., 2016, 2013; Tropek et al., 2010)</text:span><text:reference-mark-end text:name="ZOTERO_ITEM CSL_CITATION {&quot;citationID&quot;:&quot;H0KqGO4a&quot;,&quot;properties&quot;:{&quot;formattedCitation&quot;:&quot;(Heneberg et al., 2016, 2013; Tropek et al., 2010)&quot;,&quot;plainCitation&quot;:&quot;(Heneberg et al., 2016, 2013; Tropek et al., 2010)&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QeSPLGHDVG"/><text:span text:style-name="T74">. <text:s text:c="2"/></text:span><text:reference-mark-start text:name="ZOTERO_ITEM CSL_CITATION {&quot;citationID&quot;:&quot;TzHHYtQH&quot;,&quot;properties&quot;:{&quot;formattedCitation&quot;:&quot;(Tropek et al., 2010)&quot;,&quot;plainCitation&quot;:&quot;(Tropek et al., 2010)&quot;,&quot;dontUpdate&quot;:true,&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8id2N74oT2"/><text:span text:style-name="T74">(Tropek et al., 2010) </text:span><text:reference-mark-end text:name="ZOTERO_ITEM CSL_CITATION {&quot;citationID&quot;:&quot;TzHHYtQH&quot;,&quot;properties&quot;:{&quot;formattedCitation&quot;:&quot;(Tropek et al., 2010)&quot;,&quot;plainCitation&quot;:&quot;(Tropek et al., 2010)&quot;,&quot;dontUpdate&quot;:true,&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8id2N74oT2"/><text:span text:style-name="T74">showed, that initial stages are most important also because of the high diversity of microhabitats (even for spiders). </text:span></text:p>
      <text:p text:style-name="P18"><text:span text:style-name="T75">“Flowers of ruderal annuals in the first year were visited by short-tongued generalist insects such as flies and small bees” </text:span><text:reference-mark-start text:name="ZOTERO_ITEM CSL_CITATION {&quot;citationID&quot;:&quot;yJ9OLEky&quot;,&quot;properties&quot;:{&quot;formattedCitation&quot;:&quot;(Parrish and Bazzaz, 1979)&quot;,&quot;plainCitation&quot;:&quot;(Parrish and Bazzaz, 1979)&quot;,&quot;noteIndex&quot;:0},&quot;citationItems&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schema&quot;:&quot;https://github.com/citation-style-language/schema/raw/master/csl-citation.json&quot;} RNDoMsO1SnH9w"/><text:span text:style-name="T75">(Parrish and Bazzaz, 1979)</text:span><text:reference-mark-end text:name="ZOTERO_ITEM CSL_CITATION {&quot;citationID&quot;:&quot;yJ9OLEky&quot;,&quot;properties&quot;:{&quot;formattedCitation&quot;:&quot;(Parrish and Bazzaz, 1979)&quot;,&quot;plainCitation&quot;:&quot;(Parrish and Bazzaz, 1979)&quot;,&quot;noteIndex&quot;:0},&quot;citationItems&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schema&quot;:&quot;https://github.com/citation-style-language/schema/raw/master/csl-citation.json&quot;} RNDoMsO1SnH9w"/><text:span text:style-name="T75">. </text:span></text:p>
      <text:p text:style-name="P18"><text:span text:style-name="T76">Life history traits of plants </text:span><text:reference-mark-start text:name="ZOTERO_ITEM CSL_CITATION {&quot;citationID&quot;:&quot;Wy5SshAb&quot;,&quot;properties&quot;:{&quot;formattedCitation&quot;:&quot;(\\uc0\\u344{}ehounkov\\uc0\\u225{} and Prach, 2010)&quot;,&quot;plainCitation&quot;:&quot;(Řehounková and Prach, 2010)&quot;,&quot;noteIndex&quot;:0},&quot;citationItems&quot;:[{&quot;id&quot;:2517,&quot;uris&quot;:[&quot;http://zotero.org/users/1954708/items/Z4NCC3QN&quot;],&quot;uri&quot;:[&quot;http://zotero.org/users/1954708/items/Z4NCC3QN&quot;],&quot;itemData&quot;:{&quot;id&quot;:2517,&quot;type&quot;:&quot;article-journal&quot;,&quot;abstract&quot;:&quot;The following question was asked: Species of what traits and ecological demands are the best and the least successful colonizers in the course of succession in disused gravel–sand pits? Abandoned gravel–sand pits (36) were studied in the Czech Republic. Together 224 phytosociological relevés were recorded in 5m×5m plots in all available seral stages ranging in age from 1 to 75 years. Complete lists of species occurring in (semi-)natural habitats were surveyed up to a distance of 100m from each relevé. The colonization success of each species was expressed by an index between 0 and 1 which was obtained as the ratio of the number of relevés with species present in a pit/the number of relevés with the species occurrence in their surroundings. Species characteristics were taken from available databases. Data were elaborated by ordination analysis and regression tree analysis. Generally, the best colonizers of gravel–sand pits were hydrophytes with the ability to vegetatively reproduce. In particular, at the beginning of succession, anemochorous species played the most important role. Stress tolerant species, possessing light diaspores, were typical of nitrogen poor and acidic habitats. Later, sciophilous and nitrophilous species of mesic habitats increased in importance. They have heavier diaspores, and are mostly phanerophytes or geophytes, often with the ability to vegetatively reproduce as well as exhibiting higher demand for pH. Plant functional traits were recognized as powerful tools to predict the colonization success of plants available in the local species pool. They may help predict vegetation succession in various human-disturbed sites and thus be used in various restoration programmes.\nZusammenfassung\nEs wurde die folgende Frage gestellte: Welche Arten mit welchen Eigenschaften und ökologischen Anforderungen sind die besten oder die am wenigsten erfolgreichen Besiedler im Verlaufe der Sukzession in nicht mehr genutzten Kies-Sand-Gruben? Dazu wurden aufgegebene Kies-Sand-Gruben (36) in Tschechien untersucht. Insgesamt wurden 224 phytosoziologische Probeflächen in 5×5m Flächen in allen verfügbaren, aufeinanderfolgenden Stadien untersucht, die im Alter zwischen 1 und 75 Jahren variierten. Es wurden vollständige Listen aller Arten aufgestellt, die bis zu einer Entfernung von 100m von den Probeflächen in (halb-) natürlichen Habitaten vorkamen. Der Besiedlungserfolg der Arten wurde durch einen Index zwischen 0–1 ausgedrückt, der ermittelt wurde, indem das Verhältnis gebildet wurde aus der Anzahl der Probeflächen innerhalb einer Grube, auf denen die Arten anwesend waren, und der Anzahl der Probeflächen in der Umgebung, auf denen die Art festgestellt wurde. Die Eigenschaften der Arten wurden aus verfügbaren Datenbanken entnommen. Die Daten wurden über Ordinationationsanalysen und Regressionsbaumanalysen bearbeitet. Im Allgemeinen waren die besten Besiedler der Kies-Sand-Gruben Hydrophyten mit der Fähigkeit sich vegetativ zu reproduzieren. Insbesondere zu Beginn der Besiedlung spielten anemochore Pflanzen die wichtigste Rolle. Stresstolerante Arten mit leichten Diasporen waren für stickstoffarme und saure Habitate typisch. Später nahmen sciophile und nitrophile Artenn der mesischen Habitate an Bedeutung zu. Sie haben schwerere Diasporen und gehören meist zu den Phaneropyhten oder Geophyten, die oft die Fähigkeit zu vegetativer Fortpflanzung und einen höheren Anspruch an den pH-Wert haben. Die funktionalen Eigenschaften der Pflanzen stellten sich als wirksame Werkzeuge für die Vorhersage des Besiedlungserfolges der Arten heraus, die im lokalen Artenpool vorhanden waren. Sie könnten helfen, den Vegetationserfolg in verschiedenen von Menschen gestörten Bereichen vorherzusagen und könnten so bei verschiedenen Wiederherstellungsmaßnahmen genutzt werden.&quot;,&quot;container-title&quot;:&quot;Basic and Applied Ecology&quot;,&quot;DOI&quot;:&quot;10.1016/j.baae.2009.06.007&quot;,&quot;ISSN&quot;:&quot;1439-1791&quot;,&quot;issue&quot;:&quot;1&quot;,&quot;journalAbbreviation&quot;:&quot;Basic and Applied Ecology&quot;,&quot;language&quot;:&quot;en&quot;,&quot;page&quot;:&quot;45-53&quot;,&quot;source&quot;:&quot;ScienceDirect&quot;,&quot;title&quot;:&quot;Life-history traits and habitat preferences of colonizing plant species in long-term spontaneous succession in abandoned gravel–sand pits&quot;,&quot;volume&quot;:&quot;11&quot;,&quot;author&quot;:[{&quot;family&quot;:&quot;Řehounková&quot;,&quot;given&quot;:&quot;Klára&quot;},{&quot;family&quot;:&quot;Prach&quot;,&quot;given&quot;:&quot;Karel&quot;}],&quot;issued&quot;:{&quot;date-parts&quot;:[[&quot;2010&quot;,2,1]]}}}],&quot;schema&quot;:&quot;https://github.com/citation-style-language/schema/raw/master/csl-citation.json&quot;} RNDD58stCsfRs"/><text:span text:style-name="T77">(Řehounková and Prach, 2010)</text:span><text:reference-mark-end text:name="ZOTERO_ITEM CSL_CITATION {&quot;citationID&quot;:&quot;Wy5SshAb&quot;,&quot;properties&quot;:{&quot;formattedCitation&quot;:&quot;(\\uc0\\u344{}ehounkov\\uc0\\u225{} and Prach, 2010)&quot;,&quot;plainCitation&quot;:&quot;(Řehounková and Prach, 2010)&quot;,&quot;noteIndex&quot;:0},&quot;citationItems&quot;:[{&quot;id&quot;:2517,&quot;uris&quot;:[&quot;http://zotero.org/users/1954708/items/Z4NCC3QN&quot;],&quot;uri&quot;:[&quot;http://zotero.org/users/1954708/items/Z4NCC3QN&quot;],&quot;itemData&quot;:{&quot;id&quot;:2517,&quot;type&quot;:&quot;article-journal&quot;,&quot;abstract&quot;:&quot;The following question was asked: Species of what traits and ecological demands are the best and the least successful colonizers in the course of succession in disused gravel–sand pits? Abandoned gravel–sand pits (36) were studied in the Czech Republic. Together 224 phytosociological relevés were recorded in 5m×5m plots in all available seral stages ranging in age from 1 to 75 years. Complete lists of species occurring in (semi-)natural habitats were surveyed up to a distance of 100m from each relevé. The colonization success of each species was expressed by an index between 0 and 1 which was obtained as the ratio of the number of relevés with species present in a pit/the number of relevés with the species occurrence in their surroundings. Species characteristics were taken from available databases. Data were elaborated by ordination analysis and regression tree analysis. Generally, the best colonizers of gravel–sand pits were hydrophytes with the ability to vegetatively reproduce. In particular, at the beginning of succession, anemochorous species played the most important role. Stress tolerant species, possessing light diaspores, were typical of nitrogen poor and acidic habitats. Later, sciophilous and nitrophilous species of mesic habitats increased in importance. They have heavier diaspores, and are mostly phanerophytes or geophytes, often with the ability to vegetatively reproduce as well as exhibiting higher demand for pH. Plant functional traits were recognized as powerful tools to predict the colonization success of plants available in the local species pool. They may help predict vegetation succession in various human-disturbed sites and thus be used in various restoration programmes.\nZusammenfassung\nEs wurde die folgende Frage gestellte: Welche Arten mit welchen Eigenschaften und ökologischen Anforderungen sind die besten oder die am wenigsten erfolgreichen Besiedler im Verlaufe der Sukzession in nicht mehr genutzten Kies-Sand-Gruben? Dazu wurden aufgegebene Kies-Sand-Gruben (36) in Tschechien untersucht. Insgesamt wurden 224 phytosoziologische Probeflächen in 5×5m Flächen in allen verfügbaren, aufeinanderfolgenden Stadien untersucht, die im Alter zwischen 1 und 75 Jahren variierten. Es wurden vollständige Listen aller Arten aufgestellt, die bis zu einer Entfernung von 100m von den Probeflächen in (halb-) natürlichen Habitaten vorkamen. Der Besiedlungserfolg der Arten wurde durch einen Index zwischen 0–1 ausgedrückt, der ermittelt wurde, indem das Verhältnis gebildet wurde aus der Anzahl der Probeflächen innerhalb einer Grube, auf denen die Arten anwesend waren, und der Anzahl der Probeflächen in der Umgebung, auf denen die Art festgestellt wurde. Die Eigenschaften der Arten wurden aus verfügbaren Datenbanken entnommen. Die Daten wurden über Ordinationationsanalysen und Regressionsbaumanalysen bearbeitet. Im Allgemeinen waren die besten Besiedler der Kies-Sand-Gruben Hydrophyten mit der Fähigkeit sich vegetativ zu reproduzieren. Insbesondere zu Beginn der Besiedlung spielten anemochore Pflanzen die wichtigste Rolle. Stresstolerante Arten mit leichten Diasporen waren für stickstoffarme und saure Habitate typisch. Später nahmen sciophile und nitrophile Artenn der mesischen Habitate an Bedeutung zu. Sie haben schwerere Diasporen und gehören meist zu den Phaneropyhten oder Geophyten, die oft die Fähigkeit zu vegetativer Fortpflanzung und einen höheren Anspruch an den pH-Wert haben. Die funktionalen Eigenschaften der Pflanzen stellten sich als wirksame Werkzeuge für die Vorhersage des Besiedlungserfolges der Arten heraus, die im lokalen Artenpool vorhanden waren. Sie könnten helfen, den Vegetationserfolg in verschiedenen von Menschen gestörten Bereichen vorherzusagen und könnten so bei verschiedenen Wiederherstellungsmaßnahmen genutzt werden.&quot;,&quot;container-title&quot;:&quot;Basic and Applied Ecology&quot;,&quot;DOI&quot;:&quot;10.1016/j.baae.2009.06.007&quot;,&quot;ISSN&quot;:&quot;1439-1791&quot;,&quot;issue&quot;:&quot;1&quot;,&quot;journalAbbreviation&quot;:&quot;Basic and Applied Ecology&quot;,&quot;language&quot;:&quot;en&quot;,&quot;page&quot;:&quot;45-53&quot;,&quot;source&quot;:&quot;ScienceDirect&quot;,&quot;title&quot;:&quot;Life-history traits and habitat preferences of colonizing plant species in long-term spontaneous succession in abandoned gravel–sand pits&quot;,&quot;volume&quot;:&quot;11&quot;,&quot;author&quot;:[{&quot;family&quot;:&quot;Řehounková&quot;,&quot;given&quot;:&quot;Klára&quot;},{&quot;family&quot;:&quot;Prach&quot;,&quot;given&quot;:&quot;Karel&quot;}],&quot;issued&quot;:{&quot;date-parts&quot;:[[&quot;2010&quot;,2,1]]}}}],&quot;schema&quot;:&quot;https://github.com/citation-style-language/schema/raw/master/csl-citation.json&quot;} RNDD58stCsfRs"/><text:span text:style-name="T76">. </text:span></text:p>
      <text:p text:style-name="P14"/>
      <text:p text:style-name="P24"><text:bookmark text:name="rstudio_console_output"/>NS <text:s/>SI</text:p>
      <text:p text:style-name="P26"><text:s text:c="2"/><text:span text:style-name="T78">Herbivores <text:s text:c="5"/>119 <text:s/>21</text:span></text:p>
      <text:p text:style-name="P26"><text:s text:c="2"/><text:span text:style-name="T78">Kleptoparasites <text:s/>53 <text:s/>10</text:span></text:p>
      <text:p text:style-name="P26"><text:s text:c="2"/><text:span text:style-name="T78">Predators <text:s text:c="7"/>45 <text:s/>24</text:span></text:p>
      <text:p text:style-name="P14"/>
      <text:p text:style-name="P23"><text:bookmark text:name="rstudio_console_output5"/><text:s/><text:span text:style-name="T78">Stage</text:span></text:p>
      <text:p text:style-name="P27">Group <text:s/>Early Mid Late Sum</text:p>
      <text:p text:style-name="P26"><text:s text:c="2"/><text:span text:style-name="T78">Herb <text:s text:c="4"/></text:span><text:span text:style-name="T79">2 <text:s/>10 <text:s text:c="3"/>3 </text:span><text:span text:style-name="T78"><text:s/>15</text:span></text:p>
      <text:p text:style-name="P26"><text:s text:c="2"/><text:span text:style-name="T78">Klep <text:s text:c="4"/>0 <text:s text:c="2"/>4 <text:s text:c="3"/>1 <text:s text:c="2"/>5</text:span></text:p>
      <text:p text:style-name="P26"><text:s text:c="2"/><text:span text:style-name="T78">Pred <text:s text:c="4"/></text:span><text:span text:style-name="T79">8 <text:s text:c="2"/>3 <text:s text:c="2"/>10</text:span><text:span text:style-name="T78"> <text:s/>21</text:span></text:p>
      <text:p text:style-name="P26"><text:s text:c="2"/><text:span text:style-name="T78">Sum <text:s text:c="4"/>10 <text:s/>17 <text:s text:c="2"/>14 <text:s/>41</text:span></text:p>
      <text:p text:style-name="P14"/>
      <text:p text:style-name="P14"/>
      <text:p text:style-name="P15"><text:span text:style-name="T60">This can affect numbers of rare and endangered species as well as keystone species within the community.</text:span><text:span text:style-name="T61"> </text:span><text:span text:style-name="T62">Despite the importance of successional </text:span><text:span text:style-name="T63">processes</text:span><text:span text:style-name="T62"> </text:span><text:span text:style-name="T63">in post minig sites studies of </text:span><text:span text:style-name="T62">the c</text:span><text:span text:style-name="T64">haracter of</text:span><text:span text:style-name="T65"> </text:span><text:span text:style-name="T63">insect </text:span><text:span text:style-name="T65">commun</text:span><text:span text:style-name="T62">i</text:span><text:span text:style-name="T65">t</text:span><text:span text:style-name="T64">y</text:span><text:span text:style-name="T65"> </text:span><text:span text:style-name="T66">change </text:span><text:span text:style-name="T67">are </text:span><text:span text:style-name="T61">scarce</text:span><text:span text:style-name="T68">. </text:span></text:p>
      <text:p text:style-name="P20"><text:soft-page-break/></text:p>
      <text:p text:style-name="P15"><text:span text:style-name="T68">Flower resource specialization of </text:span><text:a xlink:type="simple" xlink:href="https://www.sciencedirect.com/topics/agricultural-and-biological-sciences/solitary-bees" text:style-name="Internet_20_link" text:visited-style-name="Visited_20_Internet_20_Link"><text:span text:style-name="T68">solitary bees</text:span></text:a><text:span text:style-name="T68">, but not of honey and bumble bees, increased with increasing flowering plant species richness </text:span><text:span text:style-name="T58">Ebeling et al</text:span></text:p>
      <text:p text:style-name="P20"/>
      <text:p text:style-name="P16"><text:span text:style-name="T70">[topic] </text:span><text:span text:style-name="T71">Rates of succession can be modified</text:span><text:span text:style-name="T69"> </text:span><text:span text:style-name="T72">by </text:span><text:span text:style-name="T73">landscape context and </text:span><text:span text:style-name="T72">species traits </text:span><text:span text:style-name="T71">and</text:span><text:span text:style-name="T72"> depend on life histry of studied invertebrate group. </text:span></text:p>
      <text:p text:style-name="P14"/>
      <text:p text:style-name="P7"><text:span text:style-name="T25">Krauss: </text:span>Following the theory of secondary succession, species richness should increase and community composition should change with successional age (<text:bookmark text:name="#b30R"/><text:a xlink:type="simple" xlink:href="https://besjournals.onlinelibrary.wiley.com/doi/full/10.1111/j.1365-2664.2008.01582.x#b30" text:style-name="Internet_20_link" text:visited-style-name="Visited_20_Internet_20_Link">Odum 1969</text:a>; <text:bookmark text:name="#b6R"/><text:a xlink:type="simple" xlink:href="https://besjournals.onlinelibrary.wiley.com/doi/full/10.1111/j.1365-2664.2008.01582.x#b6" text:style-name="Internet_20_link" text:visited-style-name="Visited_20_Internet_20_Link">Brown &amp; Southwood 1987</text:a>). Accordingly, early successional stages are expected to be dominated by mobile generalists with high dispersal capacity and rapid reproduction, while later stages are expected to develop a higher floristic and structural complexity. Both total species richness and the proportion of specialized species are expected to increase with age, since a higher predictability of resources and smaller niche breadths are expected to enhance the more competitive specialist species compared to generalist species (<text:bookmark text:name="#b5R"/><text:a xlink:type="simple" xlink:href="https://besjournals.onlinelibrary.wiley.com/doi/full/10.1111/j.1365-2664.2008.01582.x#b5" text:style-name="Internet_20_link" text:visited-style-name="Visited_20_Internet_20_Link">Brown &amp; Southwood 1983</text:a>). Non‐linear shifts in species richness are possible and intermediate succession stages might contain the highest species numbers according to the intermediate disturbance hypothesis (<text:bookmark text:name="#b18R"/><text:a xlink:type="simple" xlink:href="https://besjournals.onlinelibrary.wiley.com/doi/full/10.1111/j.1365-2664.2008.01582.x#b18" text:style-name="Internet_20_link" text:visited-style-name="Visited_20_Internet_20_Link">Grime 1973</text:a>; <text:bookmark text:name="#b10R"/><text:a xlink:type="simple" xlink:href="https://besjournals.onlinelibrary.wiley.com/doi/full/10.1111/j.1365-2664.2008.01582.x#b10" text:style-name="Internet_20_link" text:visited-style-name="Visited_20_Internet_20_Link">Connell 1978</text:a>). For example, species richness of wild bees in fallows peaked after 2 years of early secondary succession and remained constant during the following years (<text:bookmark text:name="#b44R"/><text:a xlink:type="simple" xlink:href="https://besjournals.onlinelibrary.wiley.com/doi/full/10.1111/j.1365-2664.2008.01582.x#b44" text:style-name="Internet_20_link" text:visited-style-name="Visited_20_Internet_20_Link">Steffan‐Dewenter &amp; Tscharntke 2001</text:a>). </text:p>
      <text:p text:style-name="P14">Conservation value has been assumed to increase with the age of quarries (<text:bookmark text:name="#b13R"/><text:a xlink:type="simple" xlink:href="https://besjournals.onlinelibrary.wiley.com/doi/full/10.1111/j.1365-2664.2008.01582.x#b13" text:style-name="Internet_20_link" text:visited-style-name="Visited_20_Internet_20_Link">Davis 1979</text:a>), and for plants, there is some evidence of increasing conservation value with increasing successional age in abandoned quarries (<text:bookmark text:name="#b29R1"/><text:a xlink:type="simple" xlink:href="https://besjournals.onlinelibrary.wiley.com/doi/full/10.1111/j.1365-2664.2008.01582.x#b29" text:style-name="Internet_20_link" text:visited-style-name="Visited_20_Internet_20_Link">Novak &amp; Konvicka 2006</text:a>; but see <text:bookmark text:name="#b16R1"/><text:a xlink:type="simple" xlink:href="https://besjournals.onlinelibrary.wiley.com/doi/full/10.1111/j.1365-2664.2008.01582.x#b16" text:style-name="Internet_20_link" text:visited-style-name="Visited_20_Internet_20_Link">Gilcher &amp; Tränkle 2005</text:a>). However, xerophilious butterflies have been shown to prefer young and even working limestone quarries compared to old quarries (<text:bookmark text:name="#b4R1"/><text:a xlink:type="simple" xlink:href="https://besjournals.onlinelibrary.wiley.com/doi/full/10.1111/j.1365-2664.2008.01582.x#b4" text:style-name="Internet_20_link" text:visited-style-name="Visited_20_Internet_20_Link">Benes </text:a><text:a xlink:type="simple" xlink:href="https://besjournals.onlinelibrary.wiley.com/doi/full/10.1111/j.1365-2664.2008.01582.x#b4" text:style-name="Internet_20_link" text:visited-style-name="Visited_20_Internet_20_Link"><text:span text:style-name="T57">et al.</text:span></text:a><text:a xlink:type="simple" xlink:href="https://besjournals.onlinelibrary.wiley.com/doi/full/10.1111/j.1365-2664.2008.01582.x#b4" text:style-name="Internet_20_link" text:visited-style-name="Visited_20_Internet_20_Link"> 2003</text:a>). Apart from a few well‐replicated studies (e.g. <text:bookmark text:name="#b4R"/><text:a xlink:type="simple" xlink:href="https://besjournals.onlinelibrary.wiley.com/doi/full/10.1111/j.1365-2664.2008.01582.x#b4" text:style-name="Internet_20_link" text:visited-style-name="Visited_20_Internet_20_Link">Benes </text:a><text:a xlink:type="simple" xlink:href="https://besjournals.onlinelibrary.wiley.com/doi/full/10.1111/j.1365-2664.2008.01582.x#b4" text:style-name="Internet_20_link" text:visited-style-name="Visited_20_Internet_20_Link"><text:span text:style-name="T57">et al.</text:span></text:a><text:a xlink:type="simple" xlink:href="https://besjournals.onlinelibrary.wiley.com/doi/full/10.1111/j.1365-2664.2008.01582.x#b4" text:style-name="Internet_20_link" text:visited-style-name="Visited_20_Internet_20_Link"> 2003</text:a>; <text:bookmark text:name="#b16R"/><text:a xlink:type="simple" xlink:href="https://besjournals.onlinelibrary.wiley.com/doi/full/10.1111/j.1365-2664.2008.01582.x#b16" text:style-name="Internet_20_link" text:visited-style-name="Visited_20_Internet_20_Link">Gilcher &amp; Tränkle 2005</text:a>; <text:bookmark text:name="#b29R"/><text:a xlink:type="simple" xlink:href="https://besjournals.onlinelibrary.wiley.com/doi/full/10.1111/j.1365-2664.2008.01582.x#b29" text:style-name="Internet_20_link" text:visited-style-name="Visited_20_Internet_20_Link">Novak &amp; Konvicka 2006</text:a>),</text:p>
      <text:p text:style-name="P14">habitat age of limestone quarries is only of minor importance for wild bees, and this might suggest that wild bees have the ability to colonize new quarries within a short time period. <text:span text:style-name="T59">However, age of quarries might be important for other species guilds with low dispersal capacity like reptiles</text:span> or for those with high dependence on structural complexity like birds</text:p>
      <text:p text:style-name="P14"/>
      <text:p text:style-name="P12">Agresti, A. (2012). Categorical Data Analysis (3 edition). Hoboken, NJ: Wiley.</text:p>
      <text:p text:style-name="P4"><text:bookmark text:name="rstudio_console_output1"/><text:span text:style-name="T6">Banaszak, J. (1980) Studies on methods of censusing the numbers of bees (Hymenoptera, Apoidea). </text:span><text:span text:style-name="journal-title-text"><text:span text:style-name="T6">Polish Ecological Studies,</text:span></text:span><text:span text:style-name="T6"> 6, 355–365.</text:span></text:p>
      <text:p text:style-name="P11"><text:bookmark text:name="rstudio_console_output2"/>Banaszak, J. (2004) Pszczoły (Apidae). Bogdanowicz, W., Chudzicka,E., Pilipiuk, I. &amp; Skibińska, E., Fauna of Poland - characteristics and checklist of species. 1 Warszawa: Muzeum i Instytut Zoologii PAN, 358–362. </text:p>
      <text:p text:style-name="P6"><text:span text:style-name="T6">Baselga, A. (2013). Separating the two components of abundance-based dissimilarity: balanced changes in abundance vs. abundance gradients. Methods in Ecology and Evolution, 4(6), 552–557. doi: </text:span><text:a xlink:type="simple" xlink:href="https://doi.org/10.1111/2041-210X.12029" text:style-name="Internet_20_link" text:visited-style-name="Visited_20_Internet_20_Link"><text:span text:style-name="Internet_20_link"><text:span text:style-name="T45">10.1111/2041-210X.12029</text:span></text:span></text:a></text:p>
      <text:p text:style-name="P13">Bitsch <text:s/>J. <text:s/>&amp; <text:s/>Leclercq <text:s/>J. <text:s/>1993. Faune <text:s/>de <text:s/>France <text:s/>79. <text:s/>Hyménoptères <text:s/>Sphecidae <text:s/>d'Europe Occidentale. Volume 1. Generalites – Crabroninae. Paris.</text:p>
      <text:p text:style-name="P9"><text:span text:style-name="T34">Bossert, S. (2015) Recognition and identification of bumblebee species in the </text:span><text:span text:style-name="T38">Bombus lucorum</text:span><text:span text:style-name="T34">-complex (Hymenoptera, Apidae) – A review and outlook. </text:span><text:span text:style-name="T35">Deutsche Entomologische Zeitschrift</text:span><text:span text:style-name="T34">, </text:span><text:span text:style-name="T36">62</text:span><text:span text:style-name="T34">, 19–28.</text:span></text:p>
      <text:p text:style-name="P9"><text:span text:style-name="T40">Brändle, M., Durka, W., Altmoos, M., 2000. Diversity of surface dwelling beetle assemblages in open-cast lignite mines in Central Germany. Biodiversity &amp; Conservation 9: 1297</text:span><text:span text:style-name="T34">– 1311.</text:span></text:p>
      <text:p text:style-name="P11"><text:bookmark text:name="rstudio_console_output3"/>Celary, W. (2004) Złotolitkowate (Chrysididae). Bogdanowicz, W., Chudzicka,E., Pilipiuk, I. &amp; Skibińska, E., Fauna of Poland - characteristics and checklist of species. 1 Warszawa: Muzeum i Instytut Zoologii PAN, 350–351. </text:p>
      <text:p text:style-name="P11"><text:soft-page-break/>Chuman, T. (2015) Restoration practices used on post mining sites and industrial deposits in the Czech Republic with an example of natural restoration of granodiorite quarries and spoil heaps. Journal of Landscape Ecology 8(2): 29–46. doi: 10.1515/jlecol-2015-0007</text:p>
      <text:p text:style-name="P8"><text:span text:style-name="T34">Czylok, A.</text:span><text:span text:style-name="T54">,</text:span><text:span text:style-name="T34"> Szymczyk,</text:span><text:span text:style-name="T54"> A. (2009)</text:span><text:span text:style-name="T34"> Sand quarries as biotopes of rare and critically endangered <text:s/>plant species </text:span><text:span text:style-name="T54">[</text:span><text:span text:style-name="T34">in</text:span><text:span text:style-name="T54">:]</text:span><text:span text:style-name="T34"> Z. Mirek. A. Nikiel (eds), Rare, relict and endangered plants and fungi <text:s/>in Poland. W. Szafer Institute of Botany, Polish Academy of Sciences Kraków, pp. 187–192, 2009. ISBN: 978-83-89648-78.</text:span></text:p>
      <text:p text:style-name="P5"><text:span text:style-name="T6">De Smedt, P., Van de Poel, S. (2017) Succession in harvestman (Opiliones) communities within an abandoned sand quarry in Belgium. Belgian Journal of Zoology 155–169.</text:span><text:span text:style-name="T12"> <text:line-break/></text:span><text:span text:style-name="T14">DOI: </text:span><text:a xlink:type="simple" xlink:href="https://doi.org/10.26496/bjz.2017.13" text:style-name="Internet_20_link" text:visited-style-name="Visited_20_Internet_20_Link"><text:span text:style-name="Internet_20_link"><text:span text:style-name="T51">https://doi.org/10.26496/bjz.2017.13</text:span></text:span></text:a></text:p>
      <text:p text:style-name="P5"><text:bookmark text:name="rstudio_console_output4"/><text:span text:style-name="T6">Francisco Cribari-Neto, Achim Zeileis (2010). Beta Regression in R. Journal of Statistical Software 34(2), 1-24. URL: </text:span><text:a xlink:type="simple" xlink:href="http://www.jstatsoft.org/v34/i02/" text:style-name="Internet_20_link" text:visited-style-name="Visited_20_Internet_20_Link"><text:span text:style-name="Internet_20_link"><text:span text:style-name="T46">http://www.jstatsoft.org/v34/i02/</text:span></text:span></text:a><text:span text:style-name="T15">.</text:span></text:p>
      <text:p text:style-name="P9"><text:span text:style-name="T34">Gröning J., Krause S., Hochkirch A. 2006. Habitat preferences of an endangered insect species, Cepero’s ground-hopper (</text:span><text:span text:style-name="T38">Tetrix ceperoi</text:span><text:span text:style-name="T34">). Ecological Research 22: 767–773.</text:span></text:p>
      <text:p text:style-name="P21"><text:span text:style-name="T6">Hallett L, Avolio M, Carroll I, Jones S, MacDonald A, Flynn D, Slaughter P, Ripplinger J, Collins S, Gries C, Jones M (2019). _codyn: Community Dynamics Metrics_. doi: 10.5063/F1N877Z6 (URL: https://doi.org/10.5063/F1N877Z6), R package version 2.0.3, &lt;URL: </text:span><text:a xlink:type="simple" xlink:href="https://github.com/NCEAS/codyn" text:style-name="Internet_20_link" text:visited-style-name="Visited_20_Internet_20_Link"><text:span text:style-name="Internet_20_link"><text:span text:style-name="T45">https://github.com/NCEAS/codyn</text:span></text:span></text:a><text:span text:style-name="T6">&gt;</text:span></text:p>
      <text:p text:style-name="P21"><text:span text:style-name="T6">Harabiš, F. </text:span><text:span text:style-name="T12">(</text:span><text:span text:style-name="T6">2016</text:span><text:span text:style-name="T12">)</text:span><text:span text:style-name="T6"> High diversity of odonates in post-mining areas: meta-analysis uncovers potential pitfalls associated with the formation and management of valuable habitats. </text:span><text:a xlink:type="simple" xlink:href="https://www.researchgate.net/journal/0925-8574_Ecological_Engineering" office:target-frame-name="_blank" xlink:show="new" text:style-name="Internet_20_link" text:visited-style-name="Visited_20_Internet_20_Link"><text:span text:style-name="Internet_20_link"><text:span text:style-name="T51">Ecological Engineering</text:span></text:span></text:a><text:span text:style-name="T13"> </text:span><text:span text:style-name="T6">90</text:span><text:span text:style-name="T12">:</text:span><text:span text:style-name="T6"> 438–446.</text:span><text:span text:style-name="T12"> DOI: </text:span><text:a xlink:type="simple" xlink:href="https://www.researchgate.net/deref/http%3A%2F%2Fdx.doi.org%2F10.1016%2Fj.ecoleng.2016.01.070" office:target-frame-name="_blank" xlink:show="new" text:style-name="Internet_20_link" text:visited-style-name="Visited_20_Internet_20_Link"><text:span text:style-name="Internet_20_link"><text:span text:style-name="T51">10.1016/j.ecoleng.2016.01.070</text:span></text:span></text:a></text:p>
      <text:p text:style-name="P11">Jacobs, H.-J. 2007. Hymenoptera III. Die Grabwespen Deutschlands. Ampulicidae, Sphecidae, Crabronidae. Bestimmungsschlüssel. – In: Blank, S. M. &amp; Taeger, A. (Hrsg.): Die Tierwelt Deutschlands und der angrenzenden Meeresteile nach ihren Merkmalen und nach ihrer Lebensweise. Begründet 1925 von Friedrich Dahl. 79. Teil. – Goecke &amp; Evers, Keltern: 1–207.</text:p>
      <text:p text:style-name="P9"><text:span text:style-name="T34">Krauss, J., Alfert, T. &amp; Steffan-Dewenter, I. (2009) Habitat area but not habitat age determines wild bee richness in limestone quarries. </text:span><text:span text:style-name="T41">Journal of Applied Ecology</text:span><text:span text:style-name="T40">,</text:span><text:span text:style-name="T34"> 46, 194–202.</text:span></text:p>
      <text:p text:style-name="P8"><text:span text:style-name="T36">Kuhlmann, M., Ascher, J.S., Dathe, H.H., Ebmer, A.W., Hartmann, P., Michez, D. </text:span><text:span text:style-name="T39">et al.</text:span><text:span text:style-name="T36"> (</text:span><text:span text:style-name="T42">2020</text:span><text:span text:style-name="T40">) Checklist of the western palaearctic bees (Hymenoptera: Apoidea: Anthophila). Available at: </text:span><text:span text:style-name="T43">http://westpalbees.myspecies.info/</text:span><text:span text:style-name="T40"> [accessed on 2 July 2020].</text:span></text:p>
      <text:p text:style-name="P11">Leclercq J. 1993. Hyménoptères Sphécides Crabroniens d'Europe et du Bassin Méditerranéen. Notes faunistiques de Gembloux 26: 9–54.</text:p>
      <text:p text:style-name="P6"><text:span text:style-name="T6">Legendre, P., &amp; Cáceres, M. D. (2013). Beta diversity as the variance of community data: dissimilarity coefficients and partitioning. Ecology Letters, 16(8), 951–963. doi: </text:span><text:a xlink:type="simple" xlink:href="https://doi.org/10.1111/ele.12141" text:style-name="Internet_20_link" text:visited-style-name="Visited_20_Internet_20_Link"><text:span text:style-name="Internet_20_link"><text:span text:style-name="T45">10.1111/ele.12141</text:span></text:span></text:a></text:p>
      <text:p text:style-name="P9"><text:span text:style-name="T54">Lenda, M., Skórka, P., Moroń, D., Rosin, Z.M., </text:span><text:span text:style-name="T34">Tryjanowski, P. (2012)</text:span><text:span text:style-name="T54"> </text:span><text:span text:style-name="T34">The importance of the gravel excavation industry for the conservation of grassland butterflies. Biological Conservation 148: 180–190. 10.1016/j.biocon.2012.01.014</text:span></text:p>
      <text:p text:style-name="P21"><text:span text:style-name="T6">Lenth Russell (2019). emmeans: Estimated Marginal Means, aka Least-Squares Means. R package version1.4.3.01. </text:span><text:a xlink:type="simple" xlink:href="https://CRAN.R-project.org/package=emmeans" text:style-name="Internet_20_link" text:visited-style-name="Visited_20_Internet_20_Link"><text:span text:style-name="Internet_20_link"><text:span text:style-name="T46">https://CRAN.R-project.org/package=emmeans</text:span></text:span></text:a></text:p>
      <text:p text:style-name="P6"><text:span text:style-name="T6">Lönnberg L., </text:span><text:span text:style-name="T7">Jonsell M. 2012.</text:span><text:span text:style-name="T6"> </text:span><text:span text:style-name="T16">Sand pits as habitats for beetles (Coleoptera): does area affect</text:span><text:span text:style-name="T17"> species number and composition? </text:span><text:a xlink:type="simple" xlink:href="https://link.springer.com/journal/10531" text:style-name="Internet_20_link" text:visited-style-name="Visited_20_Internet_20_Link"><text:span text:style-name="journaltitle"><text:span text:style-name="T18">Biodiversity and Conservation</text:span></text:span></text:a><text:span text:style-name="T19"> 21(3): 853</text:span><text:span text:style-name="T20">–</text:span><text:span text:style-name="T19">874.</text:span></text:p>
      <text:p text:style-name="P9"><text:span text:style-name="T36">McFrederick, Q.S. &amp; LeBuhn, G. (2006)</text:span><text:span text:style-name="T34"> Are urban parks refuges for bumble bees </text:span><text:span text:style-name="T37">Bombus</text:span><text:span text:style-name="T34"> spp. (Hymenoptera: Apoidea)? Biological Conservation, 129, 372–382.</text:span></text:p>
      <text:p text:style-name="P6"><text:span text:style-name="T6">Oksanen, J., Blanchet, F. G., Friendly, M., Kindt, R., Legendre, P., McGlinn, D., … Wagner, H. (2019). vegan: Community Ecology Package (Version 2.5-5). Retrieved from </text:span><text:a xlink:type="simple" xlink:href="https://CRAN.R-project.org/package=vegan" text:style-name="Internet_20_link" text:visited-style-name="Visited_20_Internet_20_Link"><text:span text:style-name="Internet_20_link"><text:span text:style-name="T45">https://CRAN.R-project.org/package=vegan</text:span></text:span></text:a></text:p>
      <text:p text:style-name="P9"><text:span text:style-name="T34">Prach, K.</text:span><text:span text:style-name="T55">,</text:span><text:span text:style-name="T34"> Lencová K., Řehounková, K.</text:span><text:span text:style-name="T55">,</text:span><text:span text:style-name="T34"> Dvořáková, H. Jírová, A. Konvalinková, P.</text:span><text:span text:style-name="T55">,</text:span><text:span text:style-name="T34"> Mudrák, O.</text:span><text:span text:style-name="T55">,</text:span><text:span text:style-name="T34"> Novák, J. Trnková, R.</text:span><text:span text:style-name="T55"> (2013) </text:span><text:span text:style-name="T34">Spontaneous vegetation succession at different central European mining sites: a comparison across seres", Environ Sci Pollut Res, Vol. 20, 7680–7685</text:span><text:span text:style-name="T55">.</text:span></text:p>
      <text:p text:style-name="P6"><text:soft-page-break/><text:span text:style-name="T6">R Core Team (2019). R: A language and environment for statistical computing. R Foundation for Statistical Computing, Vienna, Austria. URL </text:span><text:a xlink:type="simple" xlink:href="https://www.R-project.org/" text:style-name="Internet_20_link" text:visited-style-name="Visited_20_Internet_20_Link"><text:span text:style-name="Internet_20_link"><text:span text:style-name="T45">https://www.R-project.org/</text:span></text:span></text:a><text:span text:style-name="T6">.</text:span></text:p>
      <text:p text:style-name="P9"><text:span text:style-name="T34">Řehounková, K.</text:span><text:span text:style-name="T56">,</text:span><text:span text:style-name="T34"> Řehounek, J.</text:span><text:span text:style-name="T56">,</text:span><text:span text:style-name="T34"> Prach</text:span><text:span text:style-name="T56">,</text:span><text:span text:style-name="T34"> K. (eds.) Nearnatural restoration vs technical reclamation of mining sites in the Czech Republic, Faculty of Science USB, Ceske Budejovice, p.112, 2011. ISBN 978-80-7394-322-6.</text:span></text:p>
      <text:p text:style-name="P11">Skibińska, E. (2004) Osy (Vespoidea). Bogdanowicz, W., Chudzicka,E., Pilipiuk, I. &amp; Skibińska, E., Fauna of Poland - characteristics and checklist of species. 1 Warszawa: Muzeum i Instytut Zoologii PAN, 351–358. </text:p>
      <text:p text:style-name="P5"><text:span text:style-name="T6">Tichanek F., Tropek, R. (2015) </text:span><text:span text:style-name="T9">Conservation value of post-mining headwaters: drainage channels at a lignite spoil heap harbour threatened stream dragonflies. Journal of Insect Conservation 19: 975</text:span><text:span text:style-name="T6">–985. </text:span><text:a xlink:type="simple" xlink:href="https://doi.org/10.1007/s10841-015-9814-1" text:style-name="Internet_20_link" text:visited-style-name="Visited_20_Internet_20_Link"><text:span text:style-name="Internet_20_link"><text:span text:style-name="T47">https://doi.org/10.1007/s10841-015-9814-1</text:span></text:span></text:a></text:p>
      <text:p text:style-name="P11"/>
      <text:p text:style-name="P11"/>
      <text:p text:style-name="P5"><text:span text:style-name="T6">Twerd, L., Banaszak J. (2018) </text:span><text:span text:style-name="T10">New data on the distribution of </text:span><text:span text:style-name="T11">Parnopes grandior</text:span><text:span text:style-name="T10"> (PALLAS, 1771) (Hymenoptera: Chrysididae) in northern Poland: habitat conditions propitious to this rare cuckoo-wasp species. Polish Journal of Entomology 87(1): 57</text:span><text:span text:style-name="T6">–63. doi: </text:span><text:span text:style-name="label"><text:span text:style-name="T10"> </text:span></text:span><text:a xlink:type="simple" xlink:href="http://dx.doi.org/10.2478/pjen-2018-0004" text:style-name="Internet_20_link" text:visited-style-name="Visited_20_Internet_20_Link"><text:span text:style-name="Internet_20_link"><text:span text:style-name="T48">10.2478/pjen-2018-0004</text:span></text:span></text:a></text:p>
      <text:p text:style-name="P4"><text:span text:style-name="object"><text:span text:style-name="T7">Twerd, L., Banaszak-Cibicka, W., Sandurska, E. (2019</text:span></text:span><text:span text:style-name="object"><text:span text:style-name="T19">a</text:span></text:span><text:span text:style-name="object"><text:span text:style-name="T7">) What features of sand quarries affect their attractiveness for bees? Acta Oecologica 96, 56</text:span></text:span><text:span text:style-name="T7">–</text:span><text:span text:style-name="object"><text:span text:style-name="T7">64. doi: 10.1016/j.actao.2019.03.005.</text:span></text:span></text:p>
      <text:p text:style-name="P4"><text:span text:style-name="object"><text:span text:style-name="T7">Twerd, L., Sobieraj-Betlińska, </text:span></text:span><text:span text:style-name="object"><text:span text:style-name="T19">A., </text:span></text:span><text:span text:style-name="object"><text:span text:style-name="T7">Banaszak J. (2019</text:span></text:span><text:span text:style-name="object"><text:span text:style-name="T19">b</text:span></text:span><text:span text:style-name="object"><text:span text:style-name="T7">) </text:span></text:span><text:span text:style-name="T49">Complementary use of various types of anthropogenic habitats by </text:span><text:span text:style-name="T50">Scolia hirta</text:span><text:span text:style-name="T49"> (Hymenoptera: Scoliidae) and </text:span><text:span text:style-name="T50">Scolia sexmaculata</text:span><text:span text:style-name="T53">. </text:span><text:a xlink:type="simple" xlink:href="https://doi.org/10.1093/ee/nvz132" text:style-name="Internet_20_link" text:visited-style-name="Visited_20_Internet_20_Link"><text:span text:style-name="Internet_20_link"><text:span text:style-name="T52">https://doi.org/10.1093/ee/nvz132</text:span></text:span></text:a><text:span text:style-name="T15">.</text:span></text:p>
      <text:p text:style-name="P22">Venables, W. N. &amp; Ripley, B. D. (2002) Modern Applied Statistics with S. Fourth Edition. Springer, New York. ISBN 0-387-95457-0</text:p>
      <text:p text:style-name="P8"><text:span text:style-name="T34">Wiśniowski B. 2015. </text:span><text:span text:style-name="T44">Cuckoo-wasps (Hymenoptera: Chrysididae) of Poland. Diversity, identification, distribution. Ojców National Park, Ojców.</text:span></text:p>
      <text:p text:style-name="P10"><text:span text:style-name="T29">Wolf, S., Rohde, M. &amp; Moritz, R.F.A. (2010) The reliability of morphological traits in the differentiation of </text:span><text:span text:style-name="T32">Bombus terrestris</text:span><text:span text:style-name="T29"> and </text:span><text:span text:style-name="T32">B</text:span><text:span text:style-name="T33">. </text:span><text:span text:style-name="T32">lucorum</text:span><text:span text:style-name="T30"> </text:span><text:span text:style-name="T29">(Hymenoptera: Apidae). </text:span><text:span text:style-name="T30">Apidologie</text:span><text:span text:style-name="T29">, </text:span><text:span text:style-name="T31">41,</text:span><text:span text:style-name="T29"> 45–53.</text:span></text:p>
      <text:p text:style-name="P19"/>
      <text:p text:style-name="P19"/>
      <text:p text:style-name="P19"/>
      <text:p text:style-name="P25"><text:span text:style-name="T80">W Europie Środkowej stosowane są dwa alternatywne podejścia rekultywacyjne (Tropek et al. 2010). Oprócz najczęściej stosowanej rekultywacji technicznej, na dużą uwagę zasługują metody polegające na pozostawieniu obszarów do sukcesji spontanicznej. </text:span><text:span text:style-name="T81">Jak wskazują niektórzy badacze (Tropek and Konvička, 2008; Tropek et al. 2012; Van Swaay, 2002) metoda ta, w porównaniu do rekultywacji technicznej, prowadzi do wykształcenia ekosystemów o specjalnych walorach przyrodniczych, które często </text:span><text:span text:style-name="T80">mają znaczenie ponadregionalne</text:span><text:span text:style-name="T81">. Istotną zaletą metody spontanicznej rekultywacji jest fakt, że pozwala ona zachować niejednorodność topograficzną terenu powydobywczego. Mikrosiedliska te preferowane są przez różne grupy zwierząt – specjalistów związanych z końcowymi etapami sukcesji oraz generalistów. Ponadto odmienne preferencje mogą dotyczyć także gatunków o różnej historii życia. Stąd też kierunek zagospodarowania terenów po eksploatacji odkrywkowej surowców mineralnych ma decydujący wpływ na potencjał ochronny odtworzonych siedlisk (Hodacova and Prach 2003, Tropek et al. 2010). </text:span><text:span text:style-name="T82">Zważywszy na powyższy fakt,</text:span><text:span text:style-name="T81"> miejsca te mogą funkcjonować jako centra różnorodności biologicznej, o ile zastosowane zostaną metody rekultywacyjne dopuszczające sukcesję spontaniczną</text:span><text:span text:style-name="T82"> oraz</text:span><text:span text:style-name="T81"> odpowiednie praktyki zarządzania</text:span><text:span text:style-name="T82"> </text:span><text:span text:style-name="T81">(Novák and Prach 2003, Novák and Konvička 2006). W piaskowniach, działania te powinny koncentrować się na zachowaniu piaszczystych odsłonięć tworzących mozaikę z obszarami pozostawionymi do naturalnej sukcesji, </text:span><text:span text:style-name="T82">która zmierza,</text:span><text:span text:style-name="T81"> w warunkach klimatu umiarkowanego</text:span><text:span text:style-name="T82">,</text:span><text:span text:style-name="T81"> w kierunku roślinności leśnej (Walker and Del Moral 2003). </text:span></text:p>
      <text:p text:style-name="P28"><text:span text:style-name="T81">Eksploatacja piasku i innych surowców przyczynia się do urozmaicenia rzeźby terenu w liczne formy: odkryte powierzchnie zboczy, wypiętrzenia, kopce, uskoki oraz zagłębienia. Wpływa to na występowanie odmiennych od pierwotnych warunków siedliskowych oraz roślinności, która zazwyczaj znacznie różni się od </text:span><text:soft-page-break/><text:span text:style-name="T81">otaczającego terenu (Dekoninck et al., 2010; Tischew and Kirmer, 2007).</text:span><text:span text:style-name="T82"> Ponadto przebiegająca w wyrobiskach sukcesja spontaniczna prowadzi do ciągłej przebudowy struktury roślinności. Obserwowane zmiany, od roślinności typowej dla terenów otwartych do lasu niewątpliwie wpływają na preferencje zasiedlającej wyrobiska fauny (</text:span><text:span text:style-name="T81">Heneberg and Řezáč 2014; Heneberg et al. 2016, Pallieter et al.</text:span><text:span text:style-name="T82">).</text:span></text:p>
      <text:p text:style-name="P28"><text:span text:style-name="T82"/></text:p>
      <text:p text:style-name="P29"><text:span text:style-name="T83">Z</text:span><text:span text:style-name="T84">e względu na istotną degradację środowiska przyrodniczego oraz potencjalną wartość ochronną terenów powydobywczych wynikającą m. in. z występowania gatunków wyspecjalizowanych oraz rzadkich i zagrożonych, zarządzanie tymi obszarami jest jednym z głównych wyzwań współczesnej ochrony przyrody (Kerbiriou et al. 2018). Niewątpliwie wymaga podejścia wielotaksonowego, uwzględniającego preferencje rożnych grup gatunków w poszczególnych etapach sukcesyjny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Courier New'" style:font-family-generic="modern"/>
    <style:font-face style:name="Calibri" svg:font-family="Calibri"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Text_20_body_20__28_user_29_" style:display-name="Text body (user)" style:family="paragraph" style:parent-style-name="Standard">
      <style:paragraph-properties fo:margin-top="0in" fo:margin-bottom="0.0972in" loext:contextual-spacing="false" fo:line-height="115%" fo:hyphenation-ladder-count="no-limit" style:vertical-align="baseline"/>
      <style:text-properties style:font-name="Liberation Serif1" fo:font-family="'Liberation Serif', 'Times New Roman'" style:font-family-generic="roman" style:font-pitch="variable" fo:font-size="12pt" fo:language="en" fo:country="US" style:letter-kerning="true" style:font-size-asian="12pt" style:language-asian="zh" style:country-asian="CN" style:font-name-complex="Liberation Serif1" style:font-family-complex="'Liberation Serif', 'Times New Roman'" style:font-family-generic-complex="roman" style:font-pitch-complex="variable" style:font-size-complex="12pt" fo:hyphenate="false" fo:hyphenation-remain-char-count="2" fo:hyphenation-push-char-count="2"/>
    </style:style>
    <style:style style:name="Domyślna_20_czcionka_20_akapitu" style:display-name="Domyślna czcionka akapitu" style:family="text"/>
    <style:style style:name="journal-title-text"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journaltitle" style:family="text"/>
    <style:style style:name="label" style:family="text"/>
    <style:style style:name="objec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6T08:11:39.851479633</meta:creation-date>
    <dc:date>2020-08-29T17:34:29.661073857</dc:date>
    <meta:editing-duration>P1DT2H25M35S</meta:editing-duration>
    <meta:editing-cycles>16</meta:editing-cycles>
    <meta:generator>LibreOffice/6.1.6.3$Linux_X86_64 LibreOffice_project/10$Build-3</meta:generator>
    <meta:document-statistic meta:table-count="0" meta:image-count="0" meta:object-count="0" meta:page-count="5" meta:paragraph-count="62" meta:word-count="2146" meta:character-count="15657" meta:non-whitespace-character-count="13493"/>
  </office:meta>
</office:document-meta>
</file>